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6" loext:fill-use-slide-background="false" draw:textarea-horizontal-align="justify" draw:textarea-vertical-align="middle" draw:auto-grow-height="false" fo:min-height="17.5cm" fo:min-width="26.25cm" draw:shadow="hidden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68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6b5e9b" draw:fill-color="#d61392" draw:textarea-horizontal-align="justify" draw:textarea-vertical-align="middle" draw:auto-grow-height="false" fo:min-height="0.634cm" fo:min-width="0.384cm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38cm" fo:padding-top="0cm" fo:padding-bottom="0cm" fo:padding-left="0cm" fo:padding-right="0cm" fo:wrap-option="no-wrap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draw:shadow="visible" draw:shadow-offset-x="0.212cm" draw:shadow-offset-y="0.212cm" draw:shadow-color="#111111" loext:shadow-blur="0.071cm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d61392" draw:marker-start-width="0.321cm" draw:marker-end-width="0.321cm" draw:fill="none" draw:fill-color="#d61392" loext:fill-use-slide-background="false" draw:textarea-horizontal-align="justify" draw:textarea-vertical-align="middle" draw:auto-grow-height="false" fo:min-height="1.42cm" fo:min-width="4.67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standard">
      <style:graphic-properties svg:stroke-color="#d61392" draw:fill="solid" draw:fill-color="#d61392" loext:fill-use-slide-background="false" draw:textarea-horizontal-align="justify" draw:textarea-vertical-align="middle" draw:auto-grow-height="false" fo:min-height="17.5cm" fo:min-width="26.25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3cm" fo:min-width="10cm" loext:decorative="false"/>
    </style:style>
    <style:style style:name="gr17" style:family="graphic" style:parent-style-name="objectwithoutfill" style:list-style-name="L1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18" style:family="graphic" style:parent-style-name="objectwithoutfill" style:list-style-name="L1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19" style:family="graphic" style:parent-style-name="objectwithoutfill" style:list-style-name="L1">
      <style:graphic-properties svg:stroke-color="#000000" draw:fill="solid" draw:fill-color="#ffffff" draw:opacity="51%" draw:textarea-horizontal-align="center"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24.25cm" loext:decorative="false"/>
    </style:style>
    <style:style style:name="gr21" style:family="graphic" style:parent-style-name="standard">
      <style:graphic-properties draw:opacity="81%" draw:textarea-horizontal-align="justify" draw:textarea-vertical-align="middle" draw:auto-grow-height="false" fo:min-height="0.104cm" fo:min-width="0cm" loext:decorative="false"/>
    </style:style>
    <style:style style:name="gr22" style:family="graphic" style:parent-style-name="standard">
      <style:graphic-properties svg:stroke-color="#d61392" draw:fill-color="#d61392" draw:textarea-horizontal-align="justify" draw:textarea-vertical-align="middle" draw:auto-grow-height="false" fo:min-height="0.104cm" fo:min-width="0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104cm" fo:min-width="0cm" loext:decorative="false"/>
    </style:style>
    <style:style style:name="gr24" style:family="graphic" style:parent-style-name="standard">
      <style:graphic-properties svg:stroke-color="#ffffff" draw:stroke-linejoin="round" svg:stroke-linecap="butt" draw:fill="solid" draw:fill-color="#ffffff" loext:fill-use-slide-background="false" draw:textarea-horizontal-align="justify" draw:textarea-vertical-align="middle" draw:auto-grow-height="false" fo:min-height="9.9cm" fo:min-width="6.1cm" loext:decorative="false"/>
    </style:style>
    <style:style style:name="gr25" style:family="graphic" style:parent-style-name="standard">
      <style:graphic-properties svg:stroke-color="#000000" draw:stroke-linejoin="round" svg:stroke-linecap="butt" draw:fill-color="#000000" draw:textarea-horizontal-align="justify" draw:textarea-vertical-align="middle" draw:auto-grow-height="false" fo:min-height="4.35cm" fo:min-width="6.1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d61392" draw:marker-start-width="0.321cm" draw:marker-end-width="0.321cm" draw:stroke-linejoin="none" draw:fill="none" draw:fill-color="#d61392" loext:fill-use-slide-background="false" draw:textarea-horizontal-align="justify" draw:textarea-vertical-align="middle" draw:auto-grow-height="false" fo:min-height="0.67cm" fo:min-width="4.17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d61392" draw:fill="none" draw:fill-color="#d61392" loext:fill-use-slide-background="false" draw:textarea-horizontal-align="justify" draw:textarea-vertical-align="middle" draw:auto-grow-height="false" fo:min-height="0.634cm" fo:min-width="0.384cm" loext:decorative="false"/>
    </style:style>
    <style:style style:name="gr29" style:family="graphic" style:parent-style-name="standard">
      <style:graphic-properties svg:stroke-color="#d61392" draw:fill-color="#d61392" draw:textarea-horizontal-align="justify" draw:textarea-vertical-align="middle" draw:auto-grow-height="false" fo:min-height="0cm" fo:min-width="0.157cm" loext:decorative="false"/>
    </style:style>
    <style:style style:name="gr30" style:family="graphic" style:parent-style-name="standard">
      <style:graphic-properties svg:stroke-color="#cccccc" draw:fill="solid" draw:fill-color="#cccccc" loext:fill-use-slide-background="false" draw:textarea-horizontal-align="justify" draw:textarea-vertical-align="middle" draw:auto-grow-height="false" fo:min-height="1.8cm" fo:min-width="25.25cm" loext:decorative="false"/>
    </style:style>
    <style:style style:name="gr31" style:family="graphic" style:parent-style-name="standard">
      <style:graphic-properties svg:stroke-color="#666666" draw:fill-color="#808080" draw:textarea-horizontal-align="justify" draw:textarea-vertical-align="middle" draw:auto-grow-height="false" fo:min-height="0.634cm" fo:min-width="0.384cm" loext:decorative="false"/>
    </style:style>
    <style:style style:name="gr32" style:family="graphic" style:parent-style-name="standard">
      <style:graphic-properties svg:stroke-color="#000000" draw:fill="solid" draw:fill-color="#111111" loext:fill-use-slide-background="false" draw:textarea-horizontal-align="justify" draw:textarea-vertical-align="middle" draw:auto-grow-height="false" fo:min-height="9.75cm" fo:min-width="26.2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999999" draw:auto-grow-height="true" draw:auto-grow-width="false" fo:min-height="1.475cm" loext:decorative="false"/>
      <style:paragraph-properties style:writing-mode="lr-tb"/>
    </style:style>
    <style:style style:name="P1" style:family="paragraph">
      <loext:graphic-properties draw:fill="gradient" draw:fill-color="#729fcf" draw:fill-gradient-name="Gradient_20_6"/>
      <style:paragraph-properties fo:text-align="center" style:writing-mode="lr-tb"/>
      <style:text-properties fo:text-shadow="1pt 1pt"/>
    </style:style>
    <style:style style:name="P2" style:family="paragraph">
      <loext:graphic-properties draw:fill="none" draw:fill-color="#ffffff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d61392" loext:opacity="100%" style:font-name="DejaVu Sans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61392"/>
      <style:paragraph-properties fo:text-align="center"/>
    </style:style>
    <style:style style:name="P7" style:family="paragraph">
      <loext:graphic-properties draw:fill="none" draw:fill-color="#ffffff"/>
      <style:text-properties fo:color="#af1278" loext:opacity="100%" style:font-name="DejaVu Sans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ize="36pt" fo:text-shadow="none" style:font-size-asian="20pt" style:font-size-complex="20pt"/>
    </style:style>
    <style:style style:name="P10" style:family="paragraph">
      <loext:graphic-properties draw:fill="none" draw:fill-color="#d61392"/>
      <style:paragraph-properties fo:text-align="center"/>
    </style:style>
    <style:style style:name="P11" style:family="paragraph">
      <loext:graphic-properties draw:fill="none" draw:fill-color="#ffffff"/>
      <style:text-properties fo:color="#d61392" loext:opacity="100%" fo:font-weight="bold" style:font-weight-asian="bold" style:font-weight-complex="bold"/>
    </style:style>
    <style:style style:name="P12" style:family="paragraph">
      <loext:graphic-properties draw:fill="solid" draw:fill-color="#d61392"/>
      <style:paragraph-properties fo:text-align="center"/>
      <style:text-properties fo:text-shadow="1pt 1pt"/>
    </style:style>
    <style:style style:name="P13" style:family="paragraph">
      <loext:graphic-properties draw:fill="none" draw:fill-color="#ffffff"/>
      <style:text-properties fo:color="#000000" loext:opacity="100%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 draw:opacity="51%"/>
      <style:paragraph-properties fo:text-align="center"/>
      <style:text-properties fo:color="#000000" loext:opacity="100%" style:font-name="DejaVu Sans" fo:font-size="21pt" fo:font-weight="bold" style:font-size-asian="21pt" style:font-weight-asian="bold" style:font-size-complex="21pt" style:font-weight-complex="bold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solid" draw:fill-color="#ffffff" draw:opacity="51%"/>
      <style:paragraph-properties fo:margin-left="0cm" fo:margin-right="0cm" fo:text-align="center" fo:text-indent="0cm"/>
      <style:text-properties fo:color="#000000" loext:opacity="100%" style:font-name="DejaVu Sans" fo:font-size="21pt" fo:font-weight="bold" style:letter-kerning="true" style:font-name-asian="Noto Sans CJK SC" style:font-size-asian="21pt" style:font-weight-asian="bold" style:font-name-complex="Noto Sans Devanagari" style:font-size-complex="21pt" style:font-weight-complex="bold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loext:graphic-properties draw:opacity="81%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text-align="start"/>
      <style:text-properties fo:color="#d61392" loext:opacity="100%" fo:font-weight="bold" style:font-weight-asian="bold" style:font-weight-complex="bold"/>
    </style:style>
    <style:style style:name="P23" style:family="paragraph">
      <loext:graphic-properties draw:fill="none" draw:fill-color="#d61392"/>
      <style:paragraph-properties fo:text-align="start" style:writing-mode="lr-tb"/>
      <style:text-properties fo:color="#d61392" loext:opacity="100%" fo:font-weight="bold" style:font-weight-asian="bold" style:font-weight-complex="bold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111111"/>
      <style:paragraph-properties fo:text-align="center"/>
    </style:style>
    <style:style style:name="P27" style:family="paragraph">
      <loext:graphic-properties draw:fill="none" draw:fill-color="#ffffff"/>
      <style:text-properties fo:color="#ffffff" loext:opacity="100%" style:font-name="DejaVu Sans" fo:font-weight="bold" style:font-weight-asian="bold" style:font-weight-complex="bold"/>
    </style:style>
    <style:style style:name="P28" style:family="paragraph">
      <loext:graphic-properties draw:fill="none" draw:fill-color="#999999"/>
      <style:text-properties fo:color="#999999" loext:opacity="100%" style:font-name="DejaVu Sans" fo:font-weight="bold" style:font-weight-asian="bold" style:font-weight-complex="bold"/>
    </style:style>
    <style:style style:name="T1" style:family="text">
      <style:text-properties style:font-name="DejaVu Sans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d61392" loext:opacity="100%" style:font-name="DejaVu Sans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af1278" loext:opacity="100%" style:font-name="DejaVu Sans"/>
    </style:style>
    <style:style style:name="T4" style:family="text">
      <style:text-properties fo:color="#af1278" loext:opacity="100%" style:font-name="DejaVu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fo:font-size="36pt" fo:text-shadow="none" style:font-size-asian="20pt" style:font-size-complex="20pt"/>
    </style:style>
    <style:style style:name="T6" style:family="text">
      <style:text-properties fo:color="#d61392" loext:opacity="100%" fo:font-weight="bold" style:font-weight-asian="bold" style:font-weight-complex="bold"/>
    </style:style>
    <style:style style:name="T7" style:family="text">
      <style:text-properties fo:color="#000000" loext:opacity="100%" style:font-name="DejaVu Sans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loext:opacity="100%" style:font-name="DejaVu Sans" fo:font-size="21pt" fo:font-weight="bold" style:font-size-asian="21pt" style:font-weight-asian="bold" style:font-size-complex="21pt" style:font-weight-complex="bold"/>
    </style:style>
    <style:style style:name="T9" style:family="text">
      <style:text-properties fo:color="#000000" loext:opacity="100%" style:font-name="DejaVu Sans" fo:font-size="21pt" fo:font-weight="bold" style:letter-kerning="true" style:font-name-asian="Noto Sans CJK SC" style:font-size-asian="21pt" style:font-weight-asian="bold" style:font-name-complex="Noto Sans Devanagari" style:font-size-complex="21pt" style:font-weight-complex="bold"/>
    </style:style>
    <style:style style:name="T10" style:family="text">
      <style:text-properties fo:color="#ffffff" loext:opacity="100%" style:font-name="DejaVu Sans" fo:font-weight="bold" style:font-weight-asian="bold" style:font-weight-complex="bold"/>
    </style:style>
    <style:style style:name="T11" style:family="text">
      <style:text-properties fo:color="#999999" loext:opacity="100%"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318cm" svg:x="10.9cm" svg:y="9.432cm">
          <draw:text-box>
            <text:p><text:span text:style-name="T1">VIDEO</text:span></text:p>
          </draw:text-box>
        </draw:frame>
        <draw:frame draw:style-name="gr3" draw:text-style-name="P4" draw:layer="layout" svg:width="5.25cm" svg:height="1.318cm" svg:x="14.35cm" svg:y="9.432cm">
          <draw:text-box>
            <text:p text:style-name="P3"><text:span text:style-name="T2">EDITOR</text:span></text:p>
          </draw:text-box>
        </draw:frame>
        <draw:frame draw:style-name="gr4" draw:text-style-name="P5" draw:layer="layout" svg:width="11.25cm" svg:height="1.1cm" svg:x="8.95cm" svg:y="10.85cm">
          <draw:text-box>
            <text:p>Crafting captivating story with motions</text:p>
          </draw:text-box>
        </draw:frame>
        <draw:g draw:style-name="gr5">
          <draw:custom-shape draw:style-name="gr6" draw:text-style-name="P6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7">
            <draw:frame draw:style-name="gr8" draw:text-style-name="P7" draw:layer="layout" svg:width="2.5cm" svg:height="0.988cm" svg:x="7.35cm" svg:y="3.25cm">
              <draw:text-box>
                <text:p><text:span text:style-name="T3">Home</text:span></text:p>
              </draw:text-box>
            </draw:frame>
            <draw:frame draw:style-name="gr9" draw:text-style-name="P7" draw:layer="layout" svg:width="2.5cm" svg:height="0.738cm" svg:x="10.7cm" svg:y="3.375cm">
              <draw:text-box>
                <text:p text:style-name="P8"><text:span text:style-name="T4">About</text:span></text:p>
              </draw:text-box>
            </draw:frame>
            <draw:frame draw:style-name="gr9" draw:text-style-name="P7" draw:layer="layout" svg:width="4cm" svg:height="0.738cm" svg:x="14.4cm" svg:y="3.375cm">
              <draw:text-box>
                <text:p text:style-name="P8"><text:span text:style-name="T4">Add Project</text:span></text:p>
              </draw:text-box>
            </draw:frame>
            <draw:frame draw:style-name="gr9" draw:text-style-name="P7" draw:layer="layout" svg:width="2.75cm" svg:height="0.738cm" svg:x="19.672cm" svg:y="3.398cm">
              <draw:text-box>
                <text:p text:style-name="P8"><text:span text:style-name="T4">Contact</text:span></text:p>
              </draw:text-box>
            </draw:frame>
          </draw:g>
          <draw:frame draw:style-name="gr10" draw:text-style-name="P9" draw:layer="layout" svg:width="2.25cm" svg:height="2cm" svg:x="24.8cm" svg:y="2.75cm">
            <draw:text-box>
              <text:p><text:span text:style-name="T5">🌕</text:span></text:p>
            </draw:text-box>
          </draw:frame>
        </draw:g>
        <draw:g draw:style-name="gr5">
          <draw:custom-shape draw:style-name="gr11" draw:text-style-name="P10" draw:layer="layout" svg:width="5.25cm" svg:height="1.75cm" svg:x="12.2cm" svg:y="13.1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5cm" svg:height="0.962cm" svg:x="12.5cm" svg:y="13.55cm">
            <draw:text-box>
              <text:p><text:span text:style-name="T6">CONTACT ME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path draw:style-name="gr13" draw:text-style-name="P12" draw:layer="layout" svg:width="6.872cm" svg:height="2.85cm" svg:x="11.012cm" svg:y="1.65cm" svg:viewBox="0 0 6873 2851" svg:d="M6873 0c-44 453-197 892-449 1288-302 475-738 870-1262 1144-525 275-1120 419-1725 419-606 0-1201-144-1725-419-525-274-960-669-1263-1144-252-396-405-835-449-1288z">
          <text:p/>
        </draw:path>
        <draw:frame draw:style-name="gr14" draw:text-style-name="P13" draw:layer="layout" svg:width="8.45cm" svg:height="1.5cm" svg:x="10.55cm" svg:y="2.55cm">
          <draw:text-box>
            <text:p><text:span text:style-name="T7">OUR SERVICES</text:span></text:p>
          </draw:text-box>
        </draw:frame>
        <draw:g draw:style-name="gr7">
          <draw:polygon draw:style-name="gr15" draw:text-style-name="P15" draw:layer="layout" svg:width="13.249cm" svg:height="2.405cm" svg:x="12.7cm" svg:y="5.448cm" svg:viewBox="0 0 13250 2406" draw:points="0,1203 2789,0 13250,0 13250,2406 2789,2406">
            <text:p text:style-name="P14"><text:span text:style-name="T8">VIDEO EDITING</text:span></text:p>
          </draw:polygon>
          <draw:polygon draw:style-name="gr16" draw:text-style-name="P16" draw:layer="layout" svg:width="10.499cm" svg:height="12.749cm" svg:x="4cm" svg:y="5.5cm" svg:viewBox="0 0 10500 12750" draw:points="7750,10825 10500,12011 10500,12750 0,12750 0,0 10500,0 10500,17 7750,1203 10500,2389 10500,3192 7750,4378 10500,5564 10500,6438 7800,7602 10500,8766 10500,9640">
            <text:p/>
          </draw:polygon>
          <draw:polygon draw:style-name="gr17" draw:text-style-name="P18" draw:layer="layout" svg:width="13.249cm" svg:height="2.405cm" svg:x="12.7cm" svg:y="8.724cm" svg:viewBox="0 0 13250 2406" draw:points="0,1203 2789,0 13250,0 13250,2406 2789,2406">
            <text:p text:style-name="P17"><text:span text:style-name="T9">MOTION DESIGN</text:span></text:p>
          </draw:polygon>
          <draw:polygon draw:style-name="gr18" draw:text-style-name="P18" draw:layer="layout" svg:width="13.249cm" svg:height="2.405cm" svg:x="12.7cm" svg:y="11.899cm" svg:viewBox="0 0 13250 2406" draw:points="0,1203 2789,0 13250,0 13250,2406 2789,2406">
            <text:p text:style-name="P17"><text:span text:style-name="T9">ANIMATION</text:span></text:p>
          </draw:polygon>
          <draw:polygon draw:style-name="gr19" draw:text-style-name="P18" draw:layer="layout" svg:width="13.249cm" svg:height="2.405cm" svg:x="12.7cm" svg:y="15.123cm" svg:viewBox="0 0 13250 2406" draw:points="0,1203 2789,0 13250,0 13250,2406 2789,2406">
            <text:p text:style-name="P17"><text:span text:style-name="T9">DESIGN</text:span></text:p>
          </draw:polygon>
        </draw:g>
      </draw:page>
      <draw:page draw:name="page3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path draw:style-name="gr13" draw:text-style-name="P12" draw:layer="layout" svg:width="6.872cm" svg:height="2.85cm" svg:x="11.012cm" svg:y="1.65cm" svg:viewBox="0 0 6873 2851" svg:d="M6873 0c-44 453-197 892-449 1288-302 475-738 870-1262 1144-525 275-1120 419-1725 419-606 0-1201-144-1725-419-525-274-960-669-1263-1144-252-396-405-835-449-1288z">
          <text:p/>
        </draw:path>
        <draw:frame draw:style-name="gr14" draw:text-style-name="P13" draw:layer="layout" svg:width="8.45cm" svg:height="1.5cm" svg:x="10.55cm" svg:y="2.55cm">
          <draw:text-box>
            <text:p><text:span text:style-name="T7">OUR PROJECTS</text:span></text:p>
          </draw:text-box>
        </draw:frame>
        <draw:custom-shape draw:style-name="gr20" draw:text-style-name="P19" draw:layer="layout" svg:width="24.75cm" svg:height="13.2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0.5cm" svg:x="13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5cm" svg:height="0.5cm" svg:x="14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5cm" svg:height="0.5cm" svg:x="15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g draw:style-name="gr5">
            <draw:custom-shape draw:style-name="gr24" draw:text-style-name="P21" draw:layer="layout" svg:width="6.6cm" svg:height="10.15cm" svg:x="3.4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6.6cm" svg:height="4.6cm" svg:x="3.4cm" svg:y="6.1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5" draw:layer="layout" svg:width="5.05cm" svg:height="2.384cm" svg:x="4cm" svg:y="12.45cm">
            <draw:text-box>
              <text:p>This is a sample project</text:p>
            </draw:text-box>
          </draw:frame>
          <draw:custom-shape draw:style-name="gr27" draw:text-style-name="P23" draw:layer="layout" svg:width="4.75cm" svg:height="1cm" svg:x="3.85cm" svg:y="11.05cm">
            <text:p text:style-name="P22"><text:span text:style-name="T6">Project 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1.25cm" svg:height="1.25cm" svg:x="3.85cm" svg:y="1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75cm" svg:height="0.299cm" draw:transform="rotate (0.785398163397448) translate (4.104cm 15.309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style-name="gr5">
          <draw:g draw:style-name="gr5">
            <draw:custom-shape draw:style-name="gr24" draw:text-style-name="P21" draw:layer="layout" svg:width="6.6cm" svg:height="10.15cm" svg:x="11.65cm" svg:y="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6.6cm" svg:height="4.6cm" svg:x="11.65cm" svg:y="6.2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5" draw:layer="layout" svg:width="5.05cm" svg:height="2.384cm" svg:x="12.25cm" svg:y="12.55cm">
            <draw:text-box>
              <text:p>This is a sample project</text:p>
            </draw:text-box>
          </draw:frame>
          <draw:custom-shape draw:style-name="gr27" draw:text-style-name="P23" draw:layer="layout" svg:width="4.75cm" svg:height="1cm" svg:x="12.1cm" svg:y="11.15cm">
            <text:p text:style-name="P22"><text:span text:style-name="T6">Project 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1.25cm" svg:height="1.25cm" svg:x="12.1cm" svg:y="1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75cm" svg:height="0.299cm" draw:transform="rotate (0.785398163397448) translate (12.354cm 15.409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style-name="gr5">
          <draw:g draw:style-name="gr5">
            <draw:custom-shape draw:style-name="gr24" draw:text-style-name="P21" draw:layer="layout" svg:width="6.6cm" svg:height="10.15cm" svg:x="19.65cm" svg:y="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6.6cm" svg:height="4.6cm" svg:x="19.65cm" svg:y="6.2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5" draw:layer="layout" svg:width="5.05cm" svg:height="2.384cm" svg:x="20.25cm" svg:y="12.55cm">
            <draw:text-box>
              <text:p>This is a sample project</text:p>
            </draw:text-box>
          </draw:frame>
          <draw:custom-shape draw:style-name="gr27" draw:text-style-name="P23" draw:layer="layout" svg:width="4.75cm" svg:height="1cm" svg:x="20.1cm" svg:y="11.15cm">
            <text:p text:style-name="P22"><text:span text:style-name="T6">Project 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1.25cm" svg:height="1.25cm" svg:x="20.1cm" svg:y="1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75cm" svg:height="0.299cm" draw:transform="rotate (0.785398163397448) translate (20.354cm 15.409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4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25.75cm" svg:height="2.05cm" svg:x="2cm" svg:y="8.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.25cm" svg:height="1.25cm" svg:x="9.2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3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8.2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23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4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26.75cm" svg:height="10cm" svg:x="1.5cm" svg:y="9.5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8.75cm" svg:height="1cm" svg:x="3.15cm" svg:y="10.5cm">
          <draw:text-box>
            <text:p><text:span text:style-name="T10">Home</text:span></text:p>
          </draw:text-box>
        </draw:frame>
        <draw:frame draw:style-name="gr33" draw:text-style-name="P27" draw:layer="layout" svg:width="8.75cm" svg:height="1cm" svg:x="3.2cm" svg:y="11.8cm">
          <draw:text-box>
            <text:p><text:span text:style-name="T10">About</text:span></text:p>
          </draw:text-box>
        </draw:frame>
        <draw:frame draw:style-name="gr33" draw:text-style-name="P27" draw:layer="layout" svg:width="8.75cm" svg:height="1cm" svg:x="3.252cm" svg:y="12.94cm">
          <draw:text-box>
            <text:p><text:span text:style-name="T10">Add Project</text:span></text:p>
          </draw:text-box>
        </draw:frame>
        <draw:frame draw:style-name="gr33" draw:text-style-name="P27" draw:layer="layout" svg:width="8.75cm" svg:height="1cm" svg:x="3.25cm" svg:y="14.25cm">
          <draw:text-box>
            <text:p><text:span text:style-name="T10">Contact Me</text:span></text:p>
          </draw:text-box>
        </draw:frame>
        <draw:frame draw:style-name="gr34" draw:text-style-name="P28" draw:layer="layout" svg:width="12cm" svg:height="1.725cm" svg:x="9.7cm" svg:y="16.45cm">
          <draw:text-box>
            <text:p><text:span text:style-name="T11">Copyright @ narrow_depth.com</text:span></text:p>
          </draw:text-box>
        </draw:frame>
        <draw:custom-shape draw:style-name="gr31" draw:text-style-name="P25" draw:layer="layout" svg:width="1.25cm" svg:height="1.25cm" svg:x="13.851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6.7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9.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3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6.69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25cm" svg:height="1.25cm" svg:x="19.44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adial" draw:cx="50%" draw:cy="50%" draw:start-color="#6ab8ef" draw:end-color="#ffd7d7" draw:start-intensity="100%" draw:end-intensity="100%" draw:border="0%">
      <loext:gradient-stop svg:offset="0" loext:color-type="rgb" loext:color-value="#6ab8ef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20:05.987410780</meta:creation-date>
    <dc:date>2025-09-11T15:48:43.591581387</dc:date>
    <meta:editing-duration>PT5H41M23S</meta:editing-duration>
    <meta:editing-cycles>8</meta:editing-cycles>
    <meta:generator>LibreOffice/24.2.7.2$Linux_X86_64 LibreOffice_project/420$Build-2</meta:generator>
    <meta:document-statistic meta:object-count="75"/>
  </office:meta>
</office:document-meta>
</file>